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52" officeooo:paragraph-rsid="00139c52"/>
    </style:style>
    <style:style style:name="P2" style:family="paragraph" style:parent-style-name="Standard" style:list-style-name="L1">
      <style:text-properties officeooo:rsid="00139c52" officeooo:paragraph-rsid="00139c52"/>
    </style:style>
    <style:style style:name="P3" style:family="paragraph" style:parent-style-name="Standard">
      <style:text-properties officeooo:rsid="00156f53" officeooo:paragraph-rsid="00156f53"/>
    </style:style>
    <style:style style:name="P4" style:family="paragraph" style:parent-style-name="Standard" style:list-style-name="L4">
      <style:text-properties officeooo:rsid="00156f53" officeooo:paragraph-rsid="00156f53"/>
    </style:style>
    <style:style style:name="P5" style:family="paragraph" style:parent-style-name="Standard" style:list-style-name="L4">
      <style:text-properties officeooo:rsid="00160b0c" officeooo:paragraph-rsid="00160b0c"/>
    </style:style>
    <style:style style:name="P6" style:family="paragraph" style:parent-style-name="Standard" style:list-style-name="L5">
      <loext:graphic-properties draw:fill="none"/>
      <style:paragraph-properties fo:background-color="transparent"/>
      <style:text-properties officeooo:rsid="0017dc51" officeooo:paragraph-rsid="0017dc51"/>
    </style:style>
    <style:style style:name="P7" style:family="paragraph" style:parent-style-name="Standard" style:list-style-name="L4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60b0c" officeooo:paragraph-rsid="00160b0c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dc51" officeooo:paragraph-rsid="0017dc51"/>
    </style:style>
    <style:style style:name="P9" style:family="paragraph" style:parent-style-name="Standard" style:list-style-name="L4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60b0c" officeooo:paragraph-rsid="00160b0c"/>
    </style:style>
    <style:style style:name="P10" style:family="paragraph" style:parent-style-name="Standard" style:list-style-name="L4">
      <loext:graphic-properties draw:fill="none"/>
      <style:paragraph-properties fo:margin-left="0in" fo:margin-right="0in" fo:text-indent="0.5in" style:auto-text-indent="false" fo:background-color="transparent"/>
      <style:text-properties officeooo:rsid="00160b0c" officeooo:paragraph-rsid="00160b0c"/>
    </style:style>
    <style:style style:name="P11" style:family="paragraph" style:parent-style-name="Standard" style:list-style-name="L4">
      <loext:graphic-properties draw:fill="none"/>
      <style:paragraph-properties fo:margin-left="0in" fo:margin-right="0in" fo:text-indent="0.5in" style:auto-text-indent="false" fo:background-color="transparent"/>
      <style:text-properties officeooo:rsid="0017dc51" officeooo:paragraph-rsid="0017dc51"/>
    </style:style>
    <style:style style:name="P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39c52" officeooo:paragraph-rsid="0017dc51"/>
    </style:style>
    <style:style style:name="P13" style:family="paragraph" style:parent-style-name="Standard" style:list-style-name="L4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160b0c" officeooo:paragraph-rsid="00160b0c"/>
    </style:style>
    <style:style style:name="T1" style:family="text">
      <style:text-properties officeooo:rsid="00156f53"/>
    </style:style>
    <style:style style:name="T2" style:family="text">
      <style:text-properties officeooo:rsid="00160b0c"/>
    </style:style>
    <style:style style:name="T3" style:family="text">
      <style:text-properties officeooo:rsid="0017f8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Klaszky</text:p>
      <text:p text:style-name="P3">Mohammad Memon</text:p>
      <text:p text:style-name="P1"/>
      <text:p text:style-name="P1">Overview of how our code works:</text:p>
      <text:p text:style-name="P1"/>
      <text:p text:style-name="P1"><text:tab/></text:p>
      <text:p text:style-name="P3">Breakdown of the most important functions:</text:p>
      <text:p text:style-name="P3"/>
      <text:p text:style-name="P1">main()</text:p>
      <text:list xml:id="list5468930807749789184" text:style-name="L1">
        <text:list-item>
          <text:p text:style-name="P2"><text:span text:style-name="T2">C</text:span>reate ou<text:span text:style-name="T2">r</text:span> B<text:span text:style-name="T2">inary </text:span>S<text:span text:style-name="T2">earch </text:span>T<text:span text:style-name="T2">ree (BST)</text:span> head node that will store our tokens</text:p>
        </text:list-item>
        <text:list-item>
          <text:p text:style-name="P2"><text:span text:style-name="T2">C</text:span>all: fileIterator(thrid cmdln arg, head of BST)</text:p>
        </text:list-item>
        <text:list-item>
          <text:p text:style-name="P2"><text:span text:style-name="T2">C</text:span>all: finalOutput(head, second cmdln arg)</text:p>
        </text:list-item>
        <text:list-item>
          <text:p text:style-name="P2"><text:span text:style-name="T2">C</text:span>all: destroyTree(head)</text:p>
        </text:list-item>
        <text:list-item>
          <text:p text:style-name="P2"><text:span text:style-name="T2">R</text:span>eturn</text:p>
        </text:list-item>
      </text:list>
      <text:p text:style-name="P1">fileItreator(<text:span text:style-name="T1">char * currentPath, treeNode * head</text:span>)</text:p>
      <text:list xml:id="list8733707855912003954" text:style-name="L4">
        <text:list-item>
          <text:p text:style-name="P4"><text:span text:style-name="T2">T</text:span>he first <text:s/>few lines are just setting up vars to pull out the data for what ever files we’re looking at and doing some error checking for exceptional cases.</text:p>
        </text:list-item>
        <text:list-item>
          <text:p text:style-name="P4">After that is the main loop of the whole project. readdir(dir) will return null when it hits the end of the a directory <text:span text:style-name="T2">so it’ll keep looping as long as there are files or directories left to explore.</text:span></text:p>
        </text:list-item>
        <text:list-item>
          <text:p text:style-name="P4"><text:span text:style-name="T2">W</text:span>hile(readdir != null): if it hits a directory, call fileIterator() on that directory, if it <text:span text:style-name="T2">hits a file, pull the contents with extract() and tokenize() them.</text:span></text:p>
        </text:list-item>
        <text:list-item>
          <text:p text:style-name="P5">Always returns a head node, but it will make the node null if there were exceptional issues that couldn’t be resolved.</text:p>
          <text:p text:style-name="P5"/>
          <text:p text:style-name="P7">extract(char * pathToAFile)</text:p>
        </text:list-item>
        <text:list-item>
          <text:p text:style-name="P9">Error check access.</text:p>
        </text:list-item>
        <text:list-item>
          <text:p text:style-name="P10">Error check for ability to open the given file path.</text:p>
        </text:list-item>
        <text:list-item>
          <text:p text:style-name="P10">Error check for empty file.</text:p>
        </text:list-item>
        <text:list-item>
          <text:p text:style-name="P11">Open file.</text:p>
        </text:list-item>
        <text:list-item>
          <text:p text:style-name="P13">If all of that is cool, it pull the information out using the annoying, nonblocking read() and a while loop.</text:p>
        </text:list-item>
        <text:list-item>
          <text:p text:style-name="P11">Closes file.</text:p>
        </text:list-item>
        <text:list-item>
          <text:p text:style-name="P11">Return null if there was an error or the file’s contents if all was good.</text:p>
        </text:list-item>
      </text:list>
      <text:p text:style-name="P12"/>
      <text:p text:style-name="P8">tokenize(char * fileContents, treeNode * head, char * currentFile)</text:p>
      <text:list xml:id="list1698921511877526370" text:style-name="L5">
        <text:list-item>
          <text:p text:style-name="P6">Error check for empty file. Redundant, but why not?</text:p>
        </text:list-item>
        <text:list-item>
          <text:p text:style-name="P6">Iterator over contents until hitting an alpha character. Starts a counter that keeps track until it hits a non-alpha, non-numeric character or the end of the file.</text:p>
        </text:list-item>
        <text:list-item>
          <text:p text:style-name="P6">It then pulls that string of characters with pullString()</text:p>
        </text:list-item>
        <text:list-item>
          <text:p text:style-name="P6">I<text:span text:style-name="T3">t</text:span> then search<text:span text:style-name="T3">es</text:span> the BST:</text:p>
          <text:list>
            <text:list-item>
              <text:p text:style-name="P6">if that node is in the BST, it seache’s that node’s linked list of files and either inserts a new link or if the file was already in there it increases the counter that keeps track of frequency.</text:p>
            </text:list-item>
            <text:list-item>
              <text:p text:style-name="P6">If that node isn’t in the BST, it creates a new node and puts it in at it’s appropriate place.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42:36.175355806</meta:creation-date>
    <dc:date>2017-03-27T14:50:51.601867626</dc:date>
    <meta:editing-duration>PT7M7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33" meta:word-count="367" meta:character-count="1983" meta:non-whitespace-character-count="1669"/>
  </office:meta>
</office:document-meta>
</file>